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: images de la famille</text:p>
      <text:p text:style-name="P1"/>
      <text:p text:style-name="Standard"/>
      <text:p text:style-name="Standard">Famille : institution</text:p>
      <text:p text:style-name="Standard"/>
      <text:p text:style-name="Standard">Photographie famille : régie par convention, famille nucléaire (Parents au centre+ enfants)</text:p>
      <text:p text:style-name="Standard"/>
      <text:p text:style-name="Standard">Exemple photographe :</text:p>
      <text:p text:style-name="Standard">- R. Doisneau</text:p>
      <text:p text:style-name="Standard">- Walker Evans</text:p>
      <text:p text:style-name="Standard">- Ben Shahn</text:p>
      <text:p text:style-name="Standard">- Mary Ellen Mark</text:p>
      <text:p text:style-name="Standard"/>
      <text:p text:style-name="Standard">Peinture</text:p>
      <text:p text:style-name="Standard">F. Boucher, Le déjeuner 1739</text:p>
      <text:p text:style-name="Standard">Femme ont regard sur enfants : nouveau</text:p>
      <text:p text:style-name="Standard">scène vie privée</text:p>
      <text:p text:style-name="Standard">new pratique culinaire (chocolat chaud)</text:p>
      <text:p text:style-name="Standard">-&gt; 1762 JJ Rousseau, <text:span text:style-name="T1">L'Emile</text:span><text:span text:style-name="T2"> : les enfants doivent être éduqué par les parents</text:span></text:p>
      <text:p text:style-name="Standard"><text:span text:style-name="T2">=&gt; début règles d'éducation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22S</meta:editing-duration>
    <meta:editing-cycles>7</meta:editing-cycles>
    <meta:generator>OpenOffice/4.0.0$Win32 OpenOffice.org_project/400m3$Build-9702</meta:generator>
    <dc:date>2014-09-17T09:50:40.60</dc:date>
    <meta:document-statistic meta:table-count="0" meta:image-count="0" meta:object-count="0" meta:page-count="1" meta:paragraph-count="15" meta:word-count="76" meta:character-count="457"/>
    <meta:user-defined meta:name="Info 1"/>
    <meta:user-defined meta:name="Info 2"/>
    <meta:user-defined meta:name="Info 3"/>
    <meta:user-defined meta:name="Info 4"/>
  </office:meta>
</office:document-meta>
</file>